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0.766cm" fo:min-width="5.088cm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 fo:min-height="0.766cm" fo:min-width="5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fill-color="#00dcff" draw:textarea-horizontal-align="justify" draw:textarea-vertical-align="middle" draw:auto-grow-height="false" fo:min-height="1.008cm" fo:min-width="0.758cm"/>
    </style:style>
    <style:style style:name="gr8" style:family="graphic" style:parent-style-name="standard">
      <style:graphic-properties draw:stroke="solid" svg:stroke-color="#000000" draw:fill-color="#00ff00" draw:textarea-horizontal-align="justify" draw:textarea-vertical-align="middle" draw:auto-grow-height="false" fo:min-height="0.766cm" fo:min-width="3.05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.894cm" fo:min-width="0.644cm"/>
    </style:style>
    <style:style style:name="gr1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.13cm" fo:min-width="0cm"/>
    </style:style>
    <style:style style:name="gr13" style:family="graphic" style:parent-style-name="standard">
      <style:graphic-properties draw:fill-color="#eb613d" draw:textarea-horizontal-align="justify" draw:textarea-vertical-align="middle" draw:auto-grow-height="false" fo:min-height="1.008cm" fo:min-width="0.758cm"/>
    </style:style>
    <style:style style:name="gr14" style:family="graphic" style:parent-style-name="standard">
      <style:graphic-properties draw:stroke="solid" svg:stroke-color="#000000" draw:fill-color="#cccc00" draw:textarea-horizontal-align="justify" draw:textarea-vertical-align="middle" draw:auto-grow-height="false" fo:min-height="0.766cm" fo:min-width="3.05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font-size="18pt"/>
    </style:style>
    <style:style style:name="P5" style:family="paragraph">
      <loext:graphic-properties draw:fill-color="#3deb3d"/>
      <style:paragraph-properties fo:text-align="center"/>
      <style:text-properties fo:font-size="1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dcff"/>
      <style:paragraph-properties fo:text-align="center"/>
    </style:style>
    <style:style style:name="P10" style:family="paragraph">
      <loext:graphic-properties draw:fill-color="#00ff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00dcff"/>
      <style:paragraph-properties fo:text-align="center"/>
      <style:text-properties fo:font-size="18pt"/>
    </style:style>
    <style:style style:name="P16" style:family="paragraph">
      <loext:graphic-properties draw:fill-color="#00ff00"/>
      <style:paragraph-properties fo:text-align="center"/>
      <style:text-properties fo:font-size="18pt"/>
    </style:style>
    <style:style style:name="P17" style:family="paragraph">
      <loext:graphic-properties draw:fill-color="#eb613d"/>
      <style:paragraph-properties fo:text-align="center"/>
      <style:text-properties fo:font-size="18pt"/>
    </style:style>
    <style:style style:name="P18" style:family="paragraph">
      <loext:graphic-properties draw:fill-color="#cccc00"/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48.638cm" svg:height="3.507cm" svg:x="1.4cm" svg:y="0.836cm" presentation:class="title" presentation:user-transformed="true">
          <draw:text-box>
            <text:p>Figures</text:p>
          </draw:text-box>
        </draw:frame>
        <draw:frame presentation:style-name="pr2" draw:text-style-name="P1" draw:layer="layout" svg:width="48.638cm" svg:height="12.179cm" svg:x="1.4cm" svg:y="4.913cm" presentation:class="subtitle" presentation:user-transformed="true">
          <draw:text-box>
            <text:p><text:span text:style-name="T1">Lesson 07: Poin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4" draw:layer="layout" svg:width="5.588cm" svg:height="1.016cm" svg:x="3.35cm" svg:y="3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3.35cm" svg:y="4.84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5.843cm">
          <text:p text:style-name="P6"><text:span text:style-name="T3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6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016cm" svg:x="3.35cm" svg:y="7.843cm">
          <text:p text:style-name="P6"><text:span text:style-name="T3">10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8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9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016cm" svg:x="3.35cm" svg:y="10.843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556cm" svg:height="1.041cm" svg:x="1.318cm" svg:y="3.897cm">
          <draw:text-box>
            <text:p><text:span text:style-name="T2">100</text:span></text:p>
          </draw:text-box>
        </draw:frame>
        <draw:frame draw:style-name="gr4" draw:text-style-name="P7" draw:layer="layout" svg:width="1.556cm" svg:height="1.041cm" svg:x="1.318cm" svg:y="4.897cm">
          <draw:text-box>
            <text:p><text:span text:style-name="T2">101</text:span></text:p>
          </draw:text-box>
        </draw:frame>
        <draw:frame draw:style-name="gr4" draw:text-style-name="P7" draw:layer="layout" svg:width="1.556cm" svg:height="1.041cm" svg:x="1.318cm" svg:y="5.897cm">
          <draw:text-box>
            <text:p><text:span text:style-name="T2">102</text:span></text:p>
          </draw:text-box>
        </draw:frame>
        <draw:frame draw:style-name="gr4" draw:text-style-name="P7" draw:layer="layout" svg:width="1.556cm" svg:height="1.041cm" svg:x="1.318cm" svg:y="6.897cm">
          <draw:text-box>
            <text:p><text:span text:style-name="T2">...</text:span></text:p>
          </draw:text-box>
        </draw:frame>
        <draw:frame draw:style-name="gr4" draw:text-style-name="P7" draw:layer="layout" svg:width="1.556cm" svg:height="1.041cm" svg:x="1.318cm" svg:y="7.897cm">
          <draw:text-box>
            <text:p><text:span text:style-name="T2">201</text:span></text:p>
          </draw:text-box>
        </draw:frame>
        <draw:frame draw:style-name="gr4" draw:text-style-name="P7" draw:layer="layout" svg:width="1.556cm" svg:height="1.041cm" svg:x="1.318cm" svg:y="8.897cm">
          <draw:text-box>
            <text:p><text:span text:style-name="T2">202</text:span></text:p>
          </draw:text-box>
        </draw:frame>
        <draw:frame draw:style-name="gr4" draw:text-style-name="P7" draw:layer="layout" svg:width="1.556cm" svg:height="1.041cm" svg:x="1.318cm" svg:y="9.897cm">
          <draw:text-box>
            <text:p><text:span text:style-name="T2">203</text:span></text:p>
          </draw:text-box>
        </draw:frame>
        <draw:frame draw:style-name="gr4" draw:text-style-name="P7" draw:layer="layout" svg:width="1.556cm" svg:height="1.041cm" svg:x="1.318cm" svg:y="10.897cm">
          <draw:text-box>
            <text:p><text:span text:style-name="T2">204</text:span></text:p>
          </draw:text-box>
        </draw:frame>
        <draw:frame draw:style-name="gr5" draw:text-style-name="P8" draw:layer="layout" svg:width="2.792cm" svg:height="0.962cm" svg:x="4.574cm" svg:y="2.594cm">
          <draw:text-box>
            <text:p>Memory</text:p>
          </draw:text-box>
        </draw:frame>
        <draw:frame draw:style-name="gr6" draw:text-style-name="P7" draw:layer="layout" svg:width="3.016cm" svg:height="1cm" svg:x="9.176cm" svg:y="4.826cm">
          <draw:text-box>
            <text:p><text:span text:style-name="T2">i</text:span></text:p>
          </draw:text-box>
        </draw:frame>
        <draw:frame draw:style-name="gr6" draw:text-style-name="P7" draw:layer="layout" svg:width="2.508cm" svg:height="1cm" svg:x="9.176cm" svg:y="7.826cm">
          <draw:text-box>
            <text:p><text:span text:style-name="T2">ipt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9" draw:layer="layout" svg:width="1.778cm" svg:height="1.778cm" svg:x="4.164cm" svg:y="3.81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556cm" svg:height="1.016cm" svg:x="3.302cm" svg:y="2.286cm">
          <text:p text:style-name="P3">Head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56cm" svg:height="1.016cm" svg:x="3.302cm" svg:y="6.286cm">
          <text:p text:style-name="P3">next_pt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78cm" svg:height="1.778cm" svg:x="14.07cm" svg:y="4.572cm">
          <text:p text:style-name="P3">19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556cm" svg:height="1.016cm" svg:x="13.208cm" svg:y="3.048cm">
          <text:p text:style-name="P3">Node 1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56cm" svg:height="1.016cm" svg:x="13.208cm" svg:y="7.048cm">
          <text:p text:style-name="P3">next_pt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78cm" svg:height="1.778cm" svg:x="8.99cm" svg:y="10.986cm">
          <text:p text:style-name="P3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556cm" svg:height="1.016cm" svg:x="8.128cm" svg:y="9.462cm">
          <text:p text:style-name="P3">Node 3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56cm" svg:height="1.016cm" svg:x="8.128cm" svg:y="13.462cm">
          <text:p text:style-name="P3">next_pt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78cm" svg:height="1.778cm" svg:x="22.198cm" svg:y="7.938cm">
          <text:p text:style-name="P3">-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556cm" svg:height="1.016cm" svg:x="21.336cm" svg:y="6.414cm">
          <text:p text:style-name="P3">Node 2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56cm" svg:height="1.016cm" svg:x="21.336cm" svg:y="10.414cm">
          <text:p text:style-name="P3">next_pt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78cm" svg:height="1.778cm" svg:x="16.61cm" svg:y="13.716cm">
          <text:p text:style-name="P3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556cm" svg:height="1.016cm" svg:x="15.748cm" svg:y="12.192cm">
          <text:p text:style-name="P3">Node 4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56cm" svg:height="1.016cm" svg:x="15.748cm" svg:y="16.192cm">
          <text:p text:style-name="P3">nullptr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6.858cm" svg:y1="6.858cm" svg:x2="14.07cm" svg:y2="5.588cm">
          <text:p/>
        </draw:line>
        <draw:line draw:style-name="gr9" draw:text-style-name="P11" draw:layer="layout" svg:x1="16.764cm" svg:y1="7.62cm" svg:x2="22.198cm" svg:y2="8.89cm">
          <text:p/>
        </draw:line>
        <draw:line draw:style-name="gr9" draw:text-style-name="P11" draw:layer="layout" svg:x1="21.336cm" svg:y1="10.922cm" svg:x2="10.768cm" svg:y2="11.938cm">
          <text:p/>
        </draw:line>
        <draw:line draw:style-name="gr9" draw:text-style-name="P11" draw:layer="layout" svg:x1="11.684cm" svg:y1="13.97cm" svg:x2="16.61cm" svg:y2="14.732cm">
          <text:p/>
        </draw:line>
        <draw:line draw:style-name="gr9" draw:text-style-name="P11" draw:layer="layout" svg:x1="19.304cm" svg:y1="16.51cm" svg:x2="23.876cm" svg:y2="15.24cm">
          <text:p/>
        </draw:line>
        <draw:custom-shape draw:style-name="gr10" draw:text-style-name="P12" draw:layer="layout" svg:width="2.286cm" svg:height="2.286cm" draw:transform="rotate (-0.785398163397449) translate (21.682cm 14.22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10.231744643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15" draw:layer="layout" svg:width="1.778cm" svg:height="1.778cm" svg:x="4.164cm" svg:y="3.81cm">
          <text:p text:style-name="P14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3.556cm" svg:height="1.016cm" svg:x="3.302cm" svg:y="2.286cm">
          <text:p text:style-name="P14">Head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3.556cm" svg:height="1.016cm" svg:x="3.302cm" svg:y="6.286cm">
          <text:p text:style-name="P14">next_ptr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778cm" svg:height="1.778cm" svg:x="14.07cm" svg:y="4.572cm">
          <text:p text:style-name="P14">19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3.556cm" svg:height="1.016cm" svg:x="13.208cm" svg:y="3.048cm">
          <text:p text:style-name="P14">Node 1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3.556cm" svg:height="1.016cm" svg:x="13.208cm" svg:y="7.048cm">
          <text:p text:style-name="P14">next_ptr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778cm" svg:height="1.778cm" svg:x="8.99cm" svg:y="10.986cm">
          <text:p text:style-name="P14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3.556cm" svg:height="1.016cm" svg:x="8.128cm" svg:y="9.462cm">
          <text:p text:style-name="P14">Node 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3.556cm" svg:height="1.016cm" svg:x="8.128cm" svg:y="13.462cm">
          <text:p text:style-name="P14">next_ptr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778cm" svg:height="1.778cm" svg:x="22.198cm" svg:y="7.938cm">
          <text:p text:style-name="P14">-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3.556cm" svg:height="1.016cm" svg:x="21.336cm" svg:y="6.414cm">
          <text:p text:style-name="P14">Node 2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3.556cm" svg:height="1.016cm" svg:x="21.336cm" svg:y="10.414cm">
          <text:p text:style-name="P14">next_ptr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778cm" svg:height="1.778cm" svg:x="16.61cm" svg:y="13.716cm">
          <text:p text:style-name="P14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3.556cm" svg:height="1.016cm" svg:x="15.748cm" svg:y="12.192cm">
          <text:p text:style-name="P14">Node 4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3.556cm" svg:height="1.016cm" svg:x="15.748cm" svg:y="16.192cm">
          <text:p text:style-name="P14">nullptr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6.858cm" svg:y1="6.858cm" svg:x2="14.07cm" svg:y2="5.588cm">
          <text:p/>
        </draw:line>
        <draw:line draw:style-name="gr11" draw:text-style-name="P11" draw:layer="layout" svg:x1="16.764cm" svg:y1="7.62cm" svg:x2="28.294cm" svg:y2="3.81cm">
          <text:p/>
        </draw:line>
        <draw:line draw:style-name="gr9" draw:text-style-name="P11" draw:layer="layout" svg:x1="21.336cm" svg:y1="10.922cm" svg:x2="10.768cm" svg:y2="11.938cm">
          <text:p/>
        </draw:line>
        <draw:line draw:style-name="gr9" draw:text-style-name="P11" draw:layer="layout" svg:x1="11.684cm" svg:y1="13.97cm" svg:x2="16.61cm" svg:y2="14.732cm">
          <text:p/>
        </draw:line>
        <draw:line draw:style-name="gr9" draw:text-style-name="P11" draw:layer="layout" svg:x1="19.304cm" svg:y1="16.51cm" svg:x2="23.876cm" svg:y2="15.24cm">
          <text:p/>
        </draw:line>
        <draw:custom-shape draw:style-name="gr12" draw:text-style-name="P12" draw:layer="layout" svg:width="2.286cm" svg:height="2.286cm" draw:transform="rotate (-0.785398163397449) translate (21.682cm 14.22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10.2317446436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.778cm" svg:height="1.778cm" svg:x="28.294cm" svg:y="3.048cm">
          <text:p text:style-name="P14">-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draw:layer="layout" svg:width="3.556cm" svg:height="1.016cm" svg:x="27.432cm" svg:y="1.524cm">
          <text:p text:style-name="P14">Node 1.5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556cm" svg:height="1.016cm" svg:x="27.432cm" svg:y="5.524cm">
          <text:p text:style-name="P14">next_ptr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7.432cm" svg:y1="6.096cm" svg:x2="23.976cm" svg:y2="8.89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181cm" svg:x="1cm" svg:y="3.83cm"/>
      <draw:page-thumbnail draw:layer="backgroundobjects" svg:width="9.294cm" svg:height="4.181cm" svg:x="1cm" svg:y="11.878cm"/>
      <draw:page-thumbnail draw:layer="backgroundobjects" svg:width="9.294cm" svg:height="4.181cm" svg:x="1cm" svg:y="19.926cm"/>
      <draw:page-thumbnail draw:layer="backgroundobjects" svg:width="9.294cm" svg:height="4.181cm" svg:x="11.295cm" svg:y="3.83cm"/>
      <draw:page-thumbnail draw:layer="backgroundobjects" svg:width="9.294cm" svg:height="4.181cm" svg:x="11.295cm" svg:y="11.878cm"/>
      <draw:page-thumbnail draw:layer="backgroundobjects" svg:width="9.294cm" svg:height="4.181cm" svg:x="11.295cm" svg:y="19.926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2:29:49.512783736</meta:creation-date>
    <dc:date>2018-06-17T12:23:00.643068545</dc:date>
    <meta:editing-duration>P2DT3H24M6S</meta:editing-duration>
    <meta:editing-cycles>9</meta:editing-cycles>
    <meta:generator>LibreOffice/5.0.6.2$Linux_X86_64 LibreOffice_project/00$Build-2</meta:generator>
    <meta:document-statistic meta:object-count="96"/>
  </office:meta>
</office:document-meta>
</file>